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b3b3b3" draw:fill="solid" draw:fill-color="#b3b3b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position="-33% 58%" fo:font-size="13pt" style:font-size-asian="13pt" style:font-size-complex="13pt"/>
    </style:style>
    <style:style style:name="T4" style:family="text">
      <style:text-properties style:text-position="sub 58%" fo:font-size="13pt" style:text-underline-style="none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cm" svg:height="1.6cm" svg:x="2cm" svg:y="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cm" svg:height="1.6cm" svg:x="2cm" svg:y="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cm" svg:height="1.6cm" svg:x="2cm" svg:y="1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8cm" svg:y1="6.6cm" svg:x2="2.8cm" svg:y2="8cm">
          <text:p/>
        </draw:line>
        <draw:custom-shape draw:style-name="gr2" draw:text-style-name="P2" xml:id="id3" draw:id="id3" draw:layer="layout" svg:width="1.6cm" svg:height="1.6cm" svg:x="2cm" svg:y="1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3.6cm" svg:y1="5.8cm" svg:x2="3.366cm" svg:y2="5.234cm" draw:start-shape="id1" draw:start-glue-point="10" draw:end-shape="id1" draw:end-glue-point="11" svg:d="m3600 5800c753 0 870-566-234-566" svg:viewBox="0 0 815 567">
          <text:p/>
        </draw:connector>
        <draw:connector draw:style-name="gr4" draw:text-style-name="P1" draw:layer="layout" draw:type="curve" draw:line-skew="0.189cm" svg:x1="3.6cm" svg:y1="5.8cm" svg:x2="3.366cm" svg:y2="11.234cm" draw:start-shape="id1" draw:start-glue-point="10" draw:end-shape="id2" draw:end-glue-point="11" svg:d="m3600 5800c1036 0 1153 5434-234 5434" svg:viewBox="0 0 1027 5435">
          <text:p/>
        </draw:connector>
        <draw:connector draw:style-name="gr4" draw:text-style-name="P1" draw:layer="layout" draw:type="curve" draw:line-skew="0.795cm" svg:x1="3.6cm" svg:y1="5.8cm" svg:x2="3.366cm" svg:y2="14.234cm" draw:start-shape="id1" draw:start-glue-point="10" draw:end-shape="id3" draw:end-glue-point="11" svg:d="m3600 5800c1945 0 2062 8434-234 8434" svg:viewBox="0 0 1709 8435">
          <text:p/>
        </draw:connector>
        <draw:custom-shape draw:style-name="gr1" draw:text-style-name="P2" xml:id="id4" draw:id="id4" draw:layer="layout" svg:width="1.6cm" svg:height="1.6cm" svg:x="6cm" svg:y="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cm" svg:height="1.6cm" svg:x="6cm" svg:y="1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cm" svg:height="1.6cm" svg:x="6cm" svg:y="1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cm" svg:y1="9.6cm" svg:x2="6.8cm" svg:y2="11cm">
          <text:p/>
        </draw:line>
        <draw:custom-shape draw:style-name="gr2" draw:text-style-name="P2" xml:id="id6" draw:id="id6" draw:layer="layout" svg:width="1.6cm" svg:height="1.6cm" svg:x="6cm" svg:y="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6cm" svg:y1="8.8cm" svg:x2="7.366cm" svg:y2="8.234cm" draw:start-shape="id4" draw:start-glue-point="10" draw:end-shape="id4" draw:end-glue-point="11" svg:d="m7600 8800c753 0 870-566-234-566" svg:viewBox="0 0 815 567">
          <text:p/>
        </draw:connector>
        <draw:connector draw:style-name="gr4" draw:text-style-name="P1" draw:layer="layout" draw:type="curve" svg:x1="7.6cm" svg:y1="8.8cm" svg:x2="7.366cm" svg:y2="14.234cm" draw:start-shape="id4" draw:start-glue-point="10" draw:end-shape="id5" draw:end-glue-point="11" svg:d="m7600 8800c753 0 870 5434-234 5434" svg:viewBox="0 0 815 5435">
          <text:p/>
        </draw:connector>
        <draw:connector draw:style-name="gr4" draw:text-style-name="P1" draw:layer="layout" draw:type="curve" draw:line-skew="0.647cm" svg:x1="7.6cm" svg:y1="8.8cm" svg:x2="7.6cm" svg:y2="5.8cm" draw:start-shape="id4" draw:start-glue-point="10" draw:end-shape="id6" draw:end-glue-point="10" svg:d="m7600 8800c1723 0 1723-3000 0-3000" svg:viewBox="0 0 1293 3001">
          <text:p/>
        </draw:connector>
        <draw:custom-shape draw:style-name="gr1" draw:text-style-name="P2" xml:id="id7" draw:id="id7" draw:layer="layout" svg:width="1.6cm" svg:height="1.6cm" svg:x="10cm" svg:y="1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cm" svg:height="1.6cm" svg:x="10cm" svg:y="1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cm" svg:height="1.6cm" svg:x="10cm" svg:y="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8cm" svg:y1="12.6cm" svg:x2="10.8cm" svg:y2="14cm">
          <text:p/>
        </draw:line>
        <draw:custom-shape draw:style-name="gr2" draw:text-style-name="P2" xml:id="id9" draw:id="id9" draw:layer="layout" svg:width="1.6cm" svg:height="1.6cm" svg:x="10cm" svg:y="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1.6cm" svg:y1="11.8cm" svg:x2="11.366cm" svg:y2="11.234cm" draw:start-shape="id7" draw:start-glue-point="10" draw:end-shape="id7" draw:end-glue-point="11" svg:d="m11600 11800c753 0 870-566-234-566" svg:viewBox="0 0 815 567">
          <text:p/>
        </draw:connector>
        <draw:connector draw:style-name="gr4" draw:text-style-name="P1" draw:layer="layout" draw:type="curve" draw:line-skew="1.024cm" svg:x1="11.6cm" svg:y1="11.8cm" svg:x2="11.6cm" svg:y2="5.8cm" draw:start-shape="id7" draw:start-glue-point="10" draw:end-shape="id8" draw:end-glue-point="10" svg:d="m11600 11800c2289 0 2289-6000 0-6000" svg:viewBox="0 0 1718 6001">
          <text:p/>
        </draw:connector>
        <draw:connector draw:style-name="gr4" draw:text-style-name="P1" draw:layer="layout" draw:type="curve" draw:line-skew="0.647cm" svg:x1="11.6cm" svg:y1="11.8cm" svg:x2="11.6cm" svg:y2="8.8cm" draw:start-shape="id7" draw:start-glue-point="10" draw:end-shape="id9" draw:end-glue-point="10" svg:d="m11600 11800c1723 0 1723-3000 0-3000" svg:viewBox="0 0 1293 3001">
          <text:p/>
        </draw:connector>
        <draw:custom-shape draw:style-name="gr1" draw:text-style-name="P2" xml:id="id10" draw:id="id10" draw:layer="layout" svg:width="1.6cm" svg:height="1.6cm" svg:x="14cm" svg:y="1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6cm" svg:height="1.6cm" svg:x="14cm" svg:y="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6cm" svg:height="1.6cm" svg:x="14cm" svg:y="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6cm" svg:height="1.6cm" svg:x="14cm" svg:y="1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5.6cm" svg:y1="14.8cm" svg:x2="15.366cm" svg:y2="14.234cm" draw:start-shape="id10" draw:start-glue-point="10" draw:end-shape="id10" draw:end-glue-point="11" svg:d="m15600 14800c753 0 870-566-234-566" svg:viewBox="0 0 815 567">
          <text:p/>
        </draw:connector>
        <draw:connector draw:style-name="gr4" draw:text-style-name="P1" draw:layer="layout" draw:type="curve" draw:line-skew="1.247cm" svg:x1="15.6cm" svg:y1="14.8cm" svg:x2="15.6cm" svg:y2="8.8cm" draw:start-shape="id10" draw:start-glue-point="10" draw:end-shape="id11" draw:end-glue-point="10" svg:d="m15600 14800c2623 0 2623-6000 0-6000" svg:viewBox="0 0 1968 6001">
          <text:p/>
        </draw:connector>
        <draw:connector draw:style-name="gr4" draw:text-style-name="P1" draw:layer="layout" draw:type="curve" draw:line-skew="0.585cm" svg:x1="15.6cm" svg:y1="14.8cm" svg:x2="15.6cm" svg:y2="11.8cm" draw:start-shape="id10" draw:start-glue-point="10" draw:end-shape="id12" draw:end-glue-point="10" svg:d="m15600 14800c1630 0 1630-3000 0-3000" svg:viewBox="0 0 1224 3001">
          <text:p/>
        </draw:connector>
        <draw:connector draw:style-name="gr4" draw:text-style-name="P1" draw:layer="layout" draw:type="curve" draw:line-skew="1.524cm" svg:x1="15.601cm" svg:y1="14.8cm" svg:x2="15.6cm" svg:y2="5.8cm" draw:end-shape="id13" draw:end-glue-point="10" svg:d="m15601 14800c3037 0 3038-9000-1-9000" svg:viewBox="0 0 2280 9001">
          <text:p/>
        </draw:connector>
        <draw:frame draw:style-name="gr5" draw:text-style-name="P3" draw:layer="layout" svg:width="0.938cm" svg:height="0.964cm" svg:x="2cm" svg:y="6.777cm">
          <draw:text-box>
            <text:p text:style-name="P3"><text:span text:style-name="T2">P</text:span><text:span text:style-name="T3">0</text:span></text:p>
          </draw:text-box>
        </draw:frame>
        <draw:frame draw:style-name="gr5" draw:text-style-name="P3" draw:layer="layout" svg:width="0.938cm" svg:height="0.964cm" svg:x="3.582cm" svg:y="6.777cm">
          <draw:text-box>
            <text:p text:style-name="P3"><text:span text:style-name="T2">P</text:span><text:span text:style-name="T3">1</text:span></text:p>
          </draw:text-box>
        </draw:frame>
        <draw:frame draw:style-name="gr5" draw:text-style-name="P3" draw:layer="layout" svg:width="0.938cm" svg:height="0.964cm" svg:x="4.6cm" svg:y="6.777cm">
          <draw:text-box>
            <text:p text:style-name="P3"><text:span text:style-name="T2">P</text:span><text:span text:style-name="T3">2</text:span></text:p>
          </draw:text-box>
        </draw:frame>
        <draw:frame draw:style-name="gr5" draw:text-style-name="P3" draw:layer="layout" svg:width="0.938cm" svg:height="1.005cm" svg:x="4.003cm" svg:y="4.977cm">
          <draw:text-box>
            <text:p text:style-name="P3"><text:span text:style-name="T2">P</text:span><text:span text:style-name="T4">3</text:span></text:p>
          </draw:text-box>
        </draw:frame>
        <draw:frame draw:style-name="gr5" draw:text-style-name="P3" draw:layer="layout" svg:width="0.938cm" svg:height="0.964cm" svg:x="7.582cm" svg:y="7.558cm">
          <draw:text-box>
            <text:p text:style-name="P3"><text:span text:style-name="T2">P</text:span><text:span text:style-name="T3">3</text:span></text:p>
          </draw:text-box>
        </draw:frame>
        <draw:frame draw:style-name="gr5" draw:text-style-name="P3" draw:layer="layout" svg:width="0.938cm" svg:height="0.964cm" svg:x="6cm" svg:y="9.8cm">
          <draw:text-box>
            <text:p text:style-name="P3"><text:span text:style-name="T2">P</text:span><text:span text:style-name="T3">0</text:span></text:p>
          </draw:text-box>
        </draw:frame>
        <draw:frame draw:style-name="gr6" draw:text-style-name="P3" draw:layer="layout" svg:width="0.938cm" svg:height="0.964cm" svg:x="7.382cm" svg:y="9.8cm">
          <draw:text-box>
            <text:p text:style-name="P3"><text:span text:style-name="T2">P</text:span><text:span text:style-name="T3">1</text:span></text:p>
          </draw:text-box>
        </draw:frame>
        <draw:frame draw:style-name="gr5" draw:text-style-name="P3" draw:layer="layout" svg:width="0.938cm" svg:height="0.964cm" svg:x="8.782cm" svg:y="6.777cm">
          <draw:text-box>
            <text:p text:style-name="P3"><text:span text:style-name="T2">P</text:span><text:span text:style-name="T3">2</text:span></text:p>
          </draw:text-box>
        </draw:frame>
        <draw:frame draw:style-name="gr5" draw:text-style-name="P3" draw:layer="layout" svg:width="0.938cm" svg:height="0.964cm" svg:x="11.4cm" svg:y="10.458cm">
          <draw:text-box>
            <text:p text:style-name="P3"><text:span text:style-name="T2">P</text:span><text:span text:style-name="T3">3</text:span></text:p>
          </draw:text-box>
        </draw:frame>
        <draw:frame draw:style-name="gr6" draw:text-style-name="P3" draw:layer="layout" svg:width="0.938cm" svg:height="0.964cm" svg:x="10cm" svg:y="12.777cm">
          <draw:text-box>
            <text:p text:style-name="P3"><text:span text:style-name="T2">P</text:span><text:span text:style-name="T3">0</text:span></text:p>
          </draw:text-box>
        </draw:frame>
        <draw:frame draw:style-name="gr5" draw:text-style-name="P3" draw:layer="layout" svg:width="0.938cm" svg:height="0.964cm" svg:x="13cm" svg:y="6.8cm">
          <draw:text-box>
            <text:p text:style-name="P3"><text:span text:style-name="T2">P</text:span><text:span text:style-name="T3">1</text:span></text:p>
          </draw:text-box>
        </draw:frame>
        <draw:frame draw:style-name="gr6" draw:text-style-name="P3" draw:layer="layout" svg:width="0.938cm" svg:height="0.964cm" svg:x="12.182cm" svg:y="8.4cm">
          <draw:text-box>
            <text:p text:style-name="P3"><text:span text:style-name="T2">P</text:span><text:span text:style-name="T3">2</text:span></text:p>
          </draw:text-box>
        </draw:frame>
        <draw:frame draw:style-name="gr6" draw:text-style-name="P3" draw:layer="layout" svg:width="0.938cm" svg:height="0.964cm" svg:x="16.382cm" svg:y="6.8cm">
          <draw:text-box>
            <text:p text:style-name="P3"><text:span text:style-name="T2">P</text:span><text:span text:style-name="T3">0</text:span></text:p>
          </draw:text-box>
        </draw:frame>
        <draw:frame draw:style-name="gr5" draw:text-style-name="P3" draw:layer="layout" svg:width="0.938cm" svg:height="0.964cm" svg:x="16cm" svg:y="9.2cm">
          <draw:text-box>
            <text:p text:style-name="P3"><text:span text:style-name="T2">P</text:span><text:span text:style-name="T3">1</text:span></text:p>
          </draw:text-box>
        </draw:frame>
        <draw:frame draw:style-name="gr6" draw:text-style-name="P3" draw:layer="layout" svg:width="0.938cm" svg:height="0.964cm" svg:x="15.6cm" svg:y="11.977cm">
          <draw:text-box>
            <text:p text:style-name="P3"><text:span text:style-name="T2">P</text:span><text:span text:style-name="T3">2</text:span></text:p>
          </draw:text-box>
        </draw:frame>
        <draw:frame draw:style-name="gr5" draw:text-style-name="P3" draw:layer="layout" svg:width="0.938cm" svg:height="0.964cm" svg:x="15.582cm" svg:y="13.537cm">
          <draw:text-box>
            <text:p text:style-name="P3"><text:span text:style-name="T2">P</text:span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2" svg:font-family="Cantarell" style:font-adornments="Regular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ntarell2" fo:font-family="Cantarell" style:font-style-name="Regular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Clienti</meta:initial-creator>
    <meta:creation-date>2014-01-22T08:37:38.671079653</meta:creation-date>
    <dc:date>2014-01-24T14:25:33.976923883</dc:date>
    <dc:creator>Christophe Clienti</dc:creator>
    <meta:editing-duration>PT39M20S</meta:editing-duration>
    <meta:editing-cycles>11</meta:editing-cycles>
    <meta:generator>LibreOffice/4.1.4.2$Linux_X86_64 LibreOffice_project/410m0$Build-2</meta:generator>
    <meta:document-statistic meta:object-count="48"/>
  </office:meta>
</office:document-meta>
</file>